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 fo:language="de" fo:country="DE"/>
    </style:style>
  </office:automatic-styles>
  <office:body>
    <office:text text:use-soft-page-breaks="true">
      <text:p text:style-name="P1">DOCUMENTATION</text:p>
      <text:p text:style-name="Normal"/>
      <text:p text:style-name="P2">Program name: <text:s/>multipleFolders.m</text:p>
      <text:p text:style-name="Normal"><text:s/></text:p>
      <text:p text:style-name="Normal">This code selects multiple folder and video files in order to load into the virtual dub</text:p>
      <text:p text:style-name="Normal">we cannot select all folders at once because MatLab doesn’t have any such command but we can select folders each and then extract the required files from the folder</text:p>
      <text:p text:style-name="Normal">It goes like this:</text:p>
      <text:p text:style-name="Normal">1. <text:s/>First a GUI window pops-up, open the directory where the videos are located<text:s/></text:p>
      <text:p text:style-name="Normal">2. <text:s/>Select a folder or if it contains subfolder then select them</text:p>
      <text:p text:style-name="Normal">3. <text:s/>After this it will redirect to the root folder from where you should select the same folder/subfolders which is selected in the step2</text:p>
      <text:p text:style-name="Normal">4. <text:s/>This time it will show all the files and images in the folders/ subfolder</text:p>
      <text:p text:style-name="Normal">5. <text:s/>Select images required and click ok.</text:p>
      <text:p text:style-name="Normal"/>
      <text:p text:style-name="Normal">8 steps below explain the step by step procedure.</text:p>
      <text:p text:style-name="Normal"/>
      <text:p text:style-name="Normal">1. A window will popup with options File and Help</text:p>
      <text:p text:style-name="Normal">2. Click File, select open in the dropdown menu</text:p>
      <text:p text:style-name="Normal">3. A new window will popup to select folders and subfolders<text:s/></text:p>
      <text:p text:style-name="Normal">4. Click on the folder and double click if there are subfolders(Note this will not display any images or files, but only folders)</text:p>
      <text:p text:style-name="Normal">5. Click 'Select folder' and then it pops up the same directory but this time with all files and images with folders</text:p>
      <text:p text:style-name="Normal">6. Double click on the same folder that you had selected and then select all the files/images and click ok</text:p>
      <text:p text:style-name="Normal">7. Do you want to continue further : If yes then selects more folders otherwise exits<text:s/></text:p>
      <text:p text:style-name="Normal">8. Click file on the GUI window and click exit.</text:p>
      <text:p text:style-name="Normal"/>
      <text:p text:style-name="Normal">If you select yes in step 7 then it will repeat from step3.</text:p>
      <text:p text:style-name="Normal"/>
      <text:p text:style-name="Normal"/>
      <text:p text:style-name="Normal"/>
      <text:soft-page-break/>
      <text:p text:style-name="P3">Program name: undistort_image_color_bw_all_files_real_BW.m</text:p>
      <text:p text:style-name="Normal">I have not disturbed the main code in undistort_image_color_bw_all_files_real_BW.m, but I have created the separate code for each subtasks, for example to select the image format .png, .jpg or .tif etc the undistort_image_1.m file should be executed. Similarly , to select all images or images of particular format in undistort_image_2.m and select black &amp; white and coloured images in undistort_image_4.m.<text:s/></text:p>
      <text:p text:style-name="Normal">You must comment or delete the respective code in undistort_image_color_bw_all_files_real_BW.m</text:p>
      <text:p text:style-name="P4"/>
      <text:p text:style-name="P5">Program name: undistort_image1.m</text:p>
      <text:p text:style-name="Normal">This will invoke the timer for 5 seconds and wait for the user input. If the user selects one of the .jpg, .png, .tif etc within 5 seconds it will display it on the GUI otherwise it will select .jpg by default.</text:p>
      <text:p text:style-name="Normal">Note: On line 156 there is a command ‘closereq’ which means close request, if this is commented then you<text:s/>must<text:s/>manually close the window. If uncommented it will be very fast such that you will not<text:s/>see the selected format(.png, .tif, .jpg) etc but in reality it will be selected and its very fas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954440</meta:initial-creator>
    <dc:creator>ms954440</dc:creator>
    <meta:creation-date>2019-12-18T10:58:00Z</meta:creation-date>
    <dc:date>2019-12-18T12:09:00Z</dc:date>
    <meta:template xlink:href="Normal" xlink:type="simple"/>
    <meta:editing-cycles>3</meta:editing-cycles>
    <meta:editing-duration>PT2760S</meta:editing-duration>
    <meta:document-statistic meta:page-count="2" meta:paragraph-count="5" meta:word-count="387" meta:character-count="2588" meta:row-count="18" meta:non-whitespace-character-count="2206"/>
  </office:meta>
</office:document-meta>
</file>